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4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auto" style:column-width="25.51mm"/>
    </style:style>
    <style:style style:name="co4" style:family="table-column">
      <style:table-column-properties fo:break-before="auto" style:column-width="51.06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26.19mm"/>
    </style:style>
    <style:style style:name="co7" style:family="table-column">
      <style:table-column-properties fo:break-before="auto" style:column-width="10.16mm"/>
    </style:style>
    <style:style style:name="co8" style:family="table-column">
      <style:table-column-properties fo:break-before="auto" style:column-width="16.99mm"/>
    </style:style>
    <style:style style:name="co9" style:family="table-column">
      <style:table-column-properties fo:break-before="auto" style:column-width="16.65mm"/>
    </style:style>
    <style:style style:name="co10" style:family="table-column">
      <style:table-column-properties fo:break-before="auto" style:column-width="11.54mm"/>
    </style:style>
    <style:style style:name="co11" style:family="table-column">
      <style:table-column-properties fo:break-before="auto" style:column-width="61.3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dataanaly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row table:style-name="ro1">
          <table:table-cell office:value-type="string" calcext:value-type="string">
            <text:p>Daatset</text:p>
          </table:table-cell>
          <table:table-cell office:value-type="string" calcext:value-type="string">
            <text:p>N imagens</text:p>
          </table:table-cell>
          <table:table-cell office:value-type="string" calcext:value-type="string">
            <text:p>N Annotations</text:p>
          </table:table-cell>
          <table:table-cell office:value-type="string" calcext:value-type="string">
            <text:p>Nimagens with Annotations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oncealed ball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goalpost</text:p>
          </table:table-cell>
          <table:table-cell office:value-type="string" calcext:value-type="string">
            <text:p>obstacle</text:p>
          </table:table-cell>
          <table:table-cell office:value-type="string" calcext:value-type="string">
            <text:p>robot</text:p>
          </table:table-cell>
          <table:table-cell table:style-name="Default" office:value-type="string" calcext:value-type="string">
            <text:p>% data sem annotatio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45" calcext:value-type="float">
            <text:p>445</text:p>
          </table:table-cell>
          <table:table-cell office:value-type="float" office:value="522" calcext:value-type="float">
            <text:p>522</text:p>
          </table:table-cell>
          <table:table-cell office:value-type="float" office:value="260" calcext:value-type="float">
            <text:p>26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formula="of:=IF([.B2]=0;0;(1-([.D2]/[.B2])))" office:value-type="percentage" office:value="0.415730337078652" calcext:value-type="percentage">
            <text:p>41,57%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3]=0;0;(1-([.D3]/[.B3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4]=0;0;(1-([.D4]/[.B4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7" calcext:value-type="float">
            <text:p>217</text:p>
          </table:table-cell>
          <table:table-cell office:value-type="float" office:value="319" calcext:value-type="float">
            <text:p>319</text:p>
          </table:table-cell>
          <table:table-cell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IF([.B5]=0;0;(1-([.D5]/[.B5])))" office:value-type="percentage" office:value="0.00460829493087556" calcext:value-type="percentage">
            <text:p>0,46%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21" calcext:value-type="float">
            <text:p>921</text:p>
          </table:table-cell>
          <table:table-cell table:number-columns-repeated="3" office:value-type="float" office:value="918" calcext:value-type="float">
            <text:p>91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B6]=0;0;(1-([.D6]/[.B6])))" office:value-type="percentage" office:value="0.00325732899022801" calcext:value-type="percentage">
            <text:p>0,33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7]=0;0;(1-([.D7]/[.B7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70" calcext:value-type="float">
            <text:p>770</text:p>
          </table:table-cell>
          <table:table-cell office:value-type="float" office:value="1910" calcext:value-type="float">
            <text:p>1910</text:p>
          </table:table-cell>
          <table:table-cell office:value-type="float" office:value="503" calcext:value-type="float">
            <text:p>503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91" calcext:value-type="float">
            <text:p>1791</text:p>
          </table:table-cell>
          <table:table-cell table:formula="of:=IF([.B8]=0;0;(1-([.D8]/[.B8])))" office:value-type="percentage" office:value="0.346753246753247" calcext:value-type="percentage">
            <text:p>34,68%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485" calcext:value-type="float">
            <text:p>4485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IF([.B9]=0;0;(1-([.D9]/[.B9])))"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36" calcext:value-type="float">
            <text:p>936</text:p>
          </table:table-cell>
          <table:table-cell office:value-type="float" office:value="996" calcext:value-type="float">
            <text:p>996</text:p>
          </table:table-cell>
          <table:table-cell table:number-columns-repeated="2" office:value-type="float" office:value="936" calcext:value-type="float">
            <text:p>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IF([.B10]=0;0;(1-([.D10]/[.B10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52" calcext:value-type="float">
            <text:p>652</text:p>
          </table:table-cell>
          <table:table-cell office:value-type="float" office:value="1278" calcext:value-type="float">
            <text:p>1278</text:p>
          </table:table-cell>
          <table:table-cell office:value-type="float" office:value="479" calcext:value-type="float">
            <text:p>479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table:formula="of:=IF([.B11]=0;0;(1-([.D11]/[.B11])))" office:value-type="percentage" office:value="0.265337423312883" calcext:value-type="percentage">
            <text:p>26,53%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360" calcext:value-type="float">
            <text:p>336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IF([.B12]=0;0;(1-([.D12]/[.B12])))"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96" calcext:value-type="float">
            <text:p>796</text:p>
          </table:table-cell>
          <table:table-cell office:value-type="float" office:value="2554" calcext:value-type="float">
            <text:p>2554</text:p>
          </table:table-cell>
          <table:table-cell office:value-type="float" office:value="776" calcext:value-type="float">
            <text:p>776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2" calcext:value-type="float">
            <text:p>2392</text:p>
          </table:table-cell>
          <table:table-cell table:formula="of:=IF([.B13]=0;0;(1-([.D13]/[.B13])))" office:value-type="percentage" office:value="0.0251256281407035" calcext:value-type="percentage">
            <text:p>2,51%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float" office:value="270" calcext:value-type="float">
            <text:p>27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B14]=0;0;(1-([.D14]/[.B14])))" office:value-type="percentage" office:value="0.0217391304347826" calcext:value-type="percentage">
            <text:p>2,17%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B15]=0;0;(1-([.D15]/[.B15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B16]=0;0;(1-([.D16]/[.B16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17]=0;0;(1-([.D17]/[.B17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96" calcext:value-type="float">
            <text:p>2096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8]=0;0;(1-([.D18]/[.B18])))" office:value-type="percentage" office:value="0.792461832061069" calcext:value-type="percentage">
            <text:p>79,25%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238" calcext:value-type="float">
            <text:p>2238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IF([.B19]=0;0;(1-([.D19]/[.B19])))"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76" calcext:value-type="float">
            <text:p>576</text:p>
          </table:table-cell>
          <table:table-cell office:value-type="float" office:value="328" calcext:value-type="float">
            <text:p>328</text:p>
          </table:table-cell>
          <table:table-cell office:value-type="float" office:value="221" calcext:value-type="float">
            <text:p>22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20]=0;0;(1-([.D20]/[.B20])))" office:value-type="percentage" office:value="0.616319444444444" calcext:value-type="percentage">
            <text:p>61,63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02" calcext:value-type="float">
            <text:p>1502</text:p>
          </table:table-cell>
          <table:table-cell office:value-type="float" office:value="1505" calcext:value-type="float">
            <text:p>1505</text:p>
          </table:table-cell>
          <table:table-cell office:value-type="float" office:value="1502" calcext:value-type="float">
            <text:p>1502</text:p>
          </table:table-cell>
          <table:table-cell office:value-type="float" office:value="1504" calcext:value-type="float">
            <text:p>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21]=0;0;(1-([.D21]/[.B21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46" calcext:value-type="float">
            <text:p>446</text:p>
          </table:table-cell>
          <table:table-cell office:value-type="float" office:value="551" calcext:value-type="float">
            <text:p>551</text:p>
          </table:table-cell>
          <table:table-cell office:value-type="float" office:value="446" calcext:value-type="float">
            <text:p>446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formula="of:=IF([.B22]=0;0;(1-([.D22]/[.B22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 office:value-type="float" office:value="843" calcext:value-type="float">
            <text:p>84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B23]=0;0;(1-([.D23]/[.B23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 office:value-type="float" office:value="1016" calcext:value-type="float">
            <text:p>101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B24]=0;0;(1-([.D24]/[.B24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266" calcext:value-type="float">
            <text:p>266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B25]=0;0;(1-([.D25]/[.B25])))" office:value-type="percentage" office:value="0.0158227848101266" calcext:value-type="percentage">
            <text:p>1,58%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720" calcext:value-type="float">
            <text:p>472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IF([.B26]=0;0;(1-([.D26]/[.B26])))"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B27]=0;0;(1-([.D27]/[.B27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28]=0;0;(1-([.D28]/[.B28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54" calcext:value-type="float">
            <text:p>454</text:p>
          </table:table-cell>
          <table:table-cell office:value-type="float" office:value="303" calcext:value-type="float">
            <text:p>303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IF([.B29]=0;0;(1-([.D29]/[.B29])))" office:value-type="percentage" office:value="0.718061674008811" calcext:value-type="percentage">
            <text:p>71,81%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30]=0;0;(1-([.D30]/[.B30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31]=0;0;(1-([.D31]/[.B31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69" calcext:value-type="float">
            <text:p>2969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IF([.B32]=0;0;(1-([.D32]/[.B32])))"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51" calcext:value-type="float">
            <text:p>651</text:p>
          </table:table-cell>
          <table:table-cell office:value-type="float" office:value="2620" calcext:value-type="float">
            <text:p>2620</text:p>
          </table:table-cell>
          <table:table-cell office:value-type="float" office:value="560" calcext:value-type="float">
            <text:p>560</text:p>
          </table:table-cell>
          <table:table-cell office:value-type="float" office:value="244" calcext:value-type="float">
            <text:p>2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76" calcext:value-type="float">
            <text:p>2376</text:p>
          </table:table-cell>
          <table:table-cell table:formula="of:=IF([.B33]=0;0;(1-([.D33]/[.B33])))" office:value-type="percentage" office:value="0.139784946236559" calcext:value-type="percentage">
            <text:p>13,98%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52" calcext:value-type="float">
            <text:p>652</text:p>
          </table:table-cell>
          <table:table-cell office:value-type="float" office:value="1434" calcext:value-type="float">
            <text:p>1434</text:p>
          </table:table-cell>
          <table:table-cell office:value-type="float" office:value="526" calcext:value-type="float">
            <text:p>5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  <table:table-cell table:formula="of:=IF([.B34]=0;0;(1-([.D34]/[.B34])))" office:value-type="percentage" office:value="0.193251533742331" calcext:value-type="percentage">
            <text:p>19,33%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22" calcext:value-type="float">
            <text:p>822</text:p>
          </table:table-cell>
          <table:table-cell office:value-type="float" office:value="1629" calcext:value-type="float">
            <text:p>1629</text:p>
          </table:table-cell>
          <table:table-cell office:value-type="float" office:value="822" calcext:value-type="float">
            <text:p>822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5]=0;0;(1-([.D35]/[.B35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8" calcext:value-type="float">
            <text:p>928</text:p>
          </table:table-cell>
          <table:table-cell office:value-type="float" office:value="1064" calcext:value-type="float">
            <text:p>1064</text:p>
          </table:table-cell>
          <table:table-cell office:value-type="float" office:value="928" calcext:value-type="float">
            <text:p>928</text:p>
          </table:table-cell>
          <table:table-cell office:value-type="float" office:value="954" calcext:value-type="float">
            <text:p>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IF([.B36]=0;0;(1-([.D36]/[.B36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17" calcext:value-type="float">
            <text:p>817</text:p>
          </table:table-cell>
          <table:table-cell table:number-columns-repeated="3" office:value-type="float" office:value="302" calcext:value-type="float">
            <text:p>30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B37]=0;0;(1-([.D37]/[.B37])))" office:value-type="percentage" office:value="0.630354957160343" calcext:value-type="percentage">
            <text:p>63,04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IF([.B38]=0;0;(1-([.D38]/[.B38])))" office:value-type="percentage" office:value="0.656716417910448" calcext:value-type="percentage">
            <text:p>65,67%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29" calcext:value-type="float">
            <text:p>329</text:p>
          </table:table-cell>
          <table:table-cell office:value-type="float" office:value="744" calcext:value-type="float">
            <text:p>744</text:p>
          </table:table-cell>
          <table:table-cell office:value-type="float" office:value="304" calcext:value-type="float">
            <text:p>304</text:p>
          </table:table-cell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table:formula="of:=IF([.B39]=0;0;(1-([.D39]/[.B39])))" office:value-type="percentage" office:value="0.0759878419452887" calcext:value-type="percentage">
            <text:p>7,60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91" calcext:value-type="float">
            <text:p>691</text:p>
          </table:table-cell>
          <table:table-cell office:value-type="float" office:value="772" calcext:value-type="float">
            <text:p>772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table:formula="of:=IF([.B40]=0;0;(1-([.D40]/[.B40])))" office:value-type="percentage" office:value="0.409551374819103" calcext:value-type="percentage">
            <text:p>40,96%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53" calcext:value-type="float">
            <text:p>653</text:p>
          </table:table-cell>
          <table:table-cell office:value-type="float" office:value="3510" calcext:value-type="float">
            <text:p>3510</text:p>
          </table:table-cell>
          <table:table-cell office:value-type="float" office:value="605" calcext:value-type="float">
            <text:p>605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4" calcext:value-type="float">
            <text:p>2984</text:p>
          </table:table-cell>
          <table:table-cell table:formula="of:=IF([.B41]=0;0;(1-([.D41]/[.B41])))" office:value-type="percentage" office:value="0.0735068912710567" calcext:value-type="percentage">
            <text:p>7,35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140" calcext:value-type="float">
            <text:p>114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2]=0;0;(1-([.D42]/[.B42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14" calcext:value-type="float">
            <text:p>2614</text:p>
          </table:table-cell>
          <table:table-cell office:value-type="float" office:value="2615" calcext:value-type="float">
            <text:p>2615</text:p>
          </table:table-cell>
          <table:table-cell office:value-type="float" office:value="2614" calcext:value-type="float">
            <text:p>26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15" calcext:value-type="float">
            <text:p>2615</text:p>
          </table:table-cell>
          <table:table-cell table:formula="of:=IF([.B43]=0;0;(1-([.D43]/[.B43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44]=0;0;(1-([.D44]/[.B44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45]=0;0;(1-([.D45]/[.B45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46]=0;0;(1-([.D46]/[.B46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47]=0;0;(1-([.D47]/[.B47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998" calcext:value-type="float">
            <text:p>1998</text:p>
          </table:table-cell>
          <table:table-cell office:value-type="float" office:value="2002" calcext:value-type="float">
            <text:p>2002</text:p>
          </table:table-cell>
          <table:table-cell office:value-type="float" office:value="1998" calcext:value-type="float">
            <text:p>1998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48]=0;0;(1-([.D48]/[.B48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B49]=0;0;(1-([.D49]/[.B49])))" office:value-type="percentage" office:value="0.109375" calcext:value-type="percentage">
            <text:p>10,94%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 office:value-type="float" office:value="911" calcext:value-type="float">
            <text:p>91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B50]=0;0;(1-([.D50]/[.B50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134" calcext:value-type="float">
            <text:p>1134</text:p>
          </table:table-cell>
          <table:table-cell office:value-type="float" office:value="1000" calcext:value-type="float">
            <text:p>1000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B51]=0;0;(1-([.D51]/[.B51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93" calcext:value-type="float">
            <text:p>993</text:p>
          </table:table-cell>
          <table:table-cell office:value-type="float" office:value="2263" calcext:value-type="float">
            <text:p>2263</text:p>
          </table:table-cell>
          <table:table-cell office:value-type="float" office:value="905" calcext:value-type="float">
            <text:p>905</text:p>
          </table:table-cell>
          <table:table-cell office:value-type="float" office:value="227" calcext:value-type="float">
            <text:p>2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36" calcext:value-type="float">
            <text:p>2036</text:p>
          </table:table-cell>
          <table:table-cell table:formula="of:=IF([.B52]=0;0;(1-([.D52]/[.B52])))" office:value-type="percentage" office:value="0.0886203423967774" calcext:value-type="percentage">
            <text:p>8,86%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52" calcext:value-type="float">
            <text:p>652</text:p>
          </table:table-cell>
          <table:table-cell office:value-type="float" office:value="1751" calcext:value-type="float">
            <text:p>1751</text:p>
          </table:table-cell>
          <table:table-cell office:value-type="float" office:value="534" calcext:value-type="float">
            <text:p>5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 table:formula="of:=IF([.B53]=0;0;(1-([.D53]/[.B53])))" office:value-type="percentage" office:value="0.180981595092024" calcext:value-type="percentage">
            <text:p>18,10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" calcext:value-type="float">
            <text:p>1000</text:p>
          </table:table-cell>
          <table:table-cell office:value-type="float" office:value="1097" calcext:value-type="float">
            <text:p>1097</text:p>
          </table:table-cell>
          <table:table-cell office:value-type="float" office:value="1000" calcext:value-type="float">
            <text:p>1000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IF([.B54]=0;0;(1-([.D54]/[.B54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55]=0;0;(1-([.D55]/[.B55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56]=0;0;(1-([.D56]/[.B56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57]=0;0;(1-([.D57]/[.B57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51" calcext:value-type="float">
            <text:p>1751</text:p>
          </table:table-cell>
          <table:table-cell office:value-type="float" office:value="3345" calcext:value-type="float">
            <text:p>3345</text:p>
          </table:table-cell>
          <table:table-cell office:value-type="float" office:value="1243" calcext:value-type="float">
            <text:p>1243</text:p>
          </table:table-cell>
          <table:table-cell office:value-type="float" office:value="1061" calcext:value-type="float">
            <text:p>1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4" calcext:value-type="float">
            <text:p>22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58]=0;0;(1-([.D58]/[.B58])))" office:value-type="percentage" office:value="0.290119931467733" calcext:value-type="percentage">
            <text:p>29,01%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67" calcext:value-type="float">
            <text:p>1267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267" calcext:value-type="float">
            <text:p>1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59]=0;0;(1-([.D59]/[.B59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60]=0;0;(1-([.D60]/[.B60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61]=0;0;(1-([.D61]/[.B61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05" calcext:value-type="float">
            <text:p>1105</text:p>
          </table:table-cell>
          <table:table-cell office:value-type="float" office:value="2947" calcext:value-type="float">
            <text:p>2947</text:p>
          </table:table-cell>
          <table:table-cell office:value-type="float" office:value="999" calcext:value-type="float">
            <text:p>999</text:p>
          </table:table-cell>
          <table:table-cell office:value-type="float" office:value="228" calcext:value-type="float">
            <text:p>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19" calcext:value-type="float">
            <text:p>2719</text:p>
          </table:table-cell>
          <table:table-cell table:formula="of:=IF([.B62]=0;0;(1-([.D62]/[.B62])))" office:value-type="percentage" office:value="0.0959276018099548" calcext:value-type="percentage">
            <text:p>9,59%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9" calcext:value-type="float">
            <text:p>249</text:p>
          </table:table-cell>
          <table:table-cell office:value-type="float" office:value="305" calcext:value-type="float">
            <text:p>305</text:p>
          </table:table-cell>
          <table:table-cell office:value-type="float" office:value="211" calcext:value-type="float">
            <text:p>211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table:formula="of:=IF([.B63]=0;0;(1-([.D63]/[.B63])))" office:value-type="percentage" office:value="0.152610441767068" calcext:value-type="percentage">
            <text:p>15,26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43" calcext:value-type="float">
            <text:p>643</text:p>
          </table:table-cell>
          <table:table-cell office:value-type="float" office:value="1533" calcext:value-type="float">
            <text:p>1533</text:p>
          </table:table-cell>
          <table:table-cell office:value-type="float" office:value="541" calcext:value-type="float">
            <text:p>5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33" calcext:value-type="float">
            <text:p>1533</text:p>
          </table:table-cell>
          <table:table-cell table:formula="of:=IF([.B64]=0;0;(1-([.D64]/[.B64])))" office:value-type="percentage" office:value="0.158631415241058" calcext:value-type="percentage">
            <text:p>15,86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24" calcext:value-type="float">
            <text:p>924</text:p>
          </table:table-cell>
          <table:table-cell office:value-type="float" office:value="1025" calcext:value-type="float">
            <text:p>1025</text:p>
          </table:table-cell>
          <table:table-cell office:value-type="float" office:value="924" calcext:value-type="float">
            <text:p>924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B65]=0;0;(1-([.D65]/[.B65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98" calcext:value-type="float">
            <text:p>398</text:p>
          </table:table-cell>
          <table:table-cell office:value-type="float" office:value="541" calcext:value-type="float">
            <text:p>541</text:p>
          </table:table-cell>
          <table:table-cell office:value-type="float" office:value="249" calcext:value-type="float">
            <text:p>249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formula="of:=IF([.B66]=0;0;(1-([.D66]/[.B66])))" office:value-type="percentage" office:value="0.374371859296482" calcext:value-type="percentage">
            <text:p>37,44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99" calcext:value-type="float">
            <text:p>2799</text:p>
          </table:table-cell>
          <table:table-cell office:value-type="float" office:value="2931" calcext:value-type="float">
            <text:p>2931</text:p>
          </table:table-cell>
          <table:table-cell office:value-type="float" office:value="2407" calcext:value-type="float">
            <text:p>2407</text:p>
          </table:table-cell>
          <table:table-cell office:value-type="float" office:value="2313" calcext:value-type="float">
            <text:p>23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IF([.B67]=0;0;(1-([.D67]/[.B67])))" office:value-type="percentage" office:value="0.140050017863523" calcext:value-type="percentage">
            <text:p>14,01%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B68]=0;0;(1-([.D68]/[.B68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26" calcext:value-type="float">
            <text:p>326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326" calcext:value-type="float">
            <text:p>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table:formula="of:=IF([.B69]=0;0;(1-([.D69]/[.B69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45" calcext:value-type="float">
            <text:p>445</text:p>
          </table:table-cell>
          <table:table-cell office:value-type="float" office:value="556" calcext:value-type="float">
            <text:p>556</text:p>
          </table:table-cell>
          <table:table-cell office:value-type="float" office:value="445" calcext:value-type="float">
            <text:p>4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table:formula="of:=IF([.B70]=0;0;(1-([.D70]/[.B70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7" calcext:value-type="float">
            <text:p>937</text:p>
          </table:table-cell>
          <table:table-cell office:value-type="float" office:value="1925" calcext:value-type="float">
            <text:p>1925</text:p>
          </table:table-cell>
          <table:table-cell office:value-type="float" office:value="795" calcext:value-type="float">
            <text:p>795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90" calcext:value-type="float">
            <text:p>1790</text:p>
          </table:table-cell>
          <table:table-cell table:formula="of:=IF([.B71]=0;0;(1-([.D71]/[.B71])))" office:value-type="percentage" office:value="0.151547491995731" calcext:value-type="percentage">
            <text:p>15,15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240" calcext:value-type="float">
            <text:p>5240</text:p>
          </table:table-cell>
          <table:table-cell office:value-type="float" office:value="7022" calcext:value-type="float">
            <text:p>7022</text:p>
          </table:table-cell>
          <table:table-cell office:value-type="float" office:value="5240" calcext:value-type="float">
            <text:p>5240</text:p>
          </table:table-cell>
          <table:table-cell office:value-type="float" office:value="5612" calcext:value-type="float">
            <text:p>5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table:formula="of:=IF([.B72]=0;0;(1-([.D72]/[.B72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38" calcext:value-type="float">
            <text:p>638</text:p>
          </table:table-cell>
          <table:table-cell office:value-type="float" office:value="958" calcext:value-type="float">
            <text:p>958</text:p>
          </table:table-cell>
          <table:table-cell office:value-type="float" office:value="408" calcext:value-type="float">
            <text:p>408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table:formula="of:=IF([.B73]=0;0;(1-([.D73]/[.B73])))" office:value-type="percentage" office:value="0.360501567398119" calcext:value-type="percentage">
            <text:p>36,05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26" calcext:value-type="float">
            <text:p>1826</text:p>
          </table:table-cell>
          <table:table-cell office:value-type="float" office:value="2342" calcext:value-type="float">
            <text:p>2342</text:p>
          </table:table-cell>
          <table:table-cell office:value-type="float" office:value="1826" calcext:value-type="float">
            <text:p>1826</text:p>
          </table:table-cell>
          <table:table-cell office:value-type="float" office:value="1832" calcext:value-type="float">
            <text:p>1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74]=0;0;(1-([.D74]/[.B74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1101" calcext:value-type="float">
            <text:p>1101</text:p>
          </table:table-cell>
          <table:table-cell office:value-type="float" office:value="1000" calcext:value-type="float">
            <text:p>1000</text:p>
          </table:table-cell>
          <table:table-cell office:value-type="float" office:value="1005" calcext:value-type="float">
            <text:p>10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B75]=0;0;(1-([.D75]/[.B75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76]=0;0;(1-([.D76]/[.B76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283" calcext:value-type="float">
            <text:p>6283</text:p>
          </table:table-cell>
          <table:table-cell office:value-type="float" office:value="5980" calcext:value-type="float">
            <text:p>5980</text:p>
          </table:table-cell>
          <table:table-cell office:value-type="float" office:value="5104" calcext:value-type="float">
            <text:p>5104</text:p>
          </table:table-cell>
          <table:table-cell office:value-type="float" office:value="1270" calcext:value-type="float">
            <text:p>12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10" calcext:value-type="float">
            <text:p>4710</text:p>
          </table:table-cell>
          <table:table-cell table:formula="of:=IF([.B77]=0;0;(1-([.D77]/[.B77])))" office:value-type="percentage" office:value="0.187649212159796" calcext:value-type="percentage">
            <text:p>18,76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52" calcext:value-type="float">
            <text:p>652</text:p>
          </table:table-cell>
          <table:table-cell office:value-type="float" office:value="2407" calcext:value-type="float">
            <text:p>2407</text:p>
          </table:table-cell>
          <table:table-cell office:value-type="float" office:value="578" calcext:value-type="float">
            <text:p>578</text:p>
          </table:table-cell>
          <table:table-cell office:value-type="float" office:value="205" calcext:value-type="float">
            <text:p>2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2" calcext:value-type="float">
            <text:p>2202</text:p>
          </table:table-cell>
          <table:table-cell table:formula="of:=IF([.B78]=0;0;(1-([.D78]/[.B78])))" office:value-type="percentage" office:value="0.113496932515337" calcext:value-type="percentage">
            <text:p>11,35%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B79]=0;0;(1-([.D79]/[.B79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B80]=0;0;(1-([.D80]/[.B80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B81]=0;0;(1-([.D81]/[.B81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31" calcext:value-type="float">
            <text:p>731</text:p>
          </table:table-cell>
          <table:table-cell office:value-type="float" office:value="702" calcext:value-type="float">
            <text:p>702</text:p>
          </table:table-cell>
          <table:table-cell office:value-type="float" office:value="389" calcext:value-type="float">
            <text:p>38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82]=0;0;(1-([.D82]/[.B82])))" office:value-type="percentage" office:value="0.467852257181943" calcext:value-type="percentage">
            <text:p>46,79%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83]=0;0;(1-([.D83]/[.B83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84]=0;0;(1-([.D84]/[.B84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B85]=0;0;(1-([.D85]/[.B85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10" calcext:value-type="float">
            <text:p>910</text:p>
          </table:table-cell>
          <table:table-cell office:value-type="float" office:value="3192" calcext:value-type="float">
            <text:p>3192</text:p>
          </table:table-cell>
          <table:table-cell office:value-type="float" office:value="723" calcext:value-type="float">
            <text:p>723</text:p>
          </table:table-cell>
          <table:table-cell office:value-type="float" office:value="185" calcext:value-type="float">
            <text:p>1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7" calcext:value-type="float">
            <text:p>3007</text:p>
          </table:table-cell>
          <table:table-cell table:formula="of:=IF([.B86]=0;0;(1-([.D86]/[.B86])))" office:value-type="percentage" office:value="0.205494505494506" calcext:value-type="percentage">
            <text:p>20,55%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00" calcext:value-type="float">
            <text:p>1000</text:p>
          </table:table-cell>
          <table:table-cell office:value-type="float" office:value="532" calcext:value-type="float">
            <text:p>532</text:p>
          </table:table-cell>
          <table:table-cell office:value-type="float" office:value="408" calcext:value-type="float">
            <text:p>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87]=0;0;(1-([.D87]/[.B87])))" office:value-type="percentage" office:value="0.592" calcext:value-type="percentage">
            <text:p>59,2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1128" calcext:value-type="float">
            <text:p>1128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B88]=0;0;(1-([.D88]/[.B88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89]=0;0;(1-([.D89]/[.B89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1243" calcext:value-type="float">
            <text:p>1243</text:p>
          </table:table-cell>
          <table:table-cell office:value-type="float" office:value="940" calcext:value-type="float">
            <text:p>940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90]=0;0;(1-([.D90]/[.B90])))" office:value-type="percentage" office:value="0.0600000000000001" calcext:value-type="percentage">
            <text:p>6,00%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1" calcext:value-type="float">
            <text:p>221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[.B91]=0;0;(1-([.D91]/[.B91])))" office:value-type="percentage" office:value="0.791855203619909" calcext:value-type="percentage">
            <text:p>79,19%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37" calcext:value-type="float">
            <text:p>937</text:p>
          </table:table-cell>
          <table:table-cell office:value-type="float" office:value="1709" calcext:value-type="float">
            <text:p>1709</text:p>
          </table:table-cell>
          <table:table-cell office:value-type="float" office:value="759" calcext:value-type="float">
            <text:p>759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6" calcext:value-type="float">
            <text:p>1576</text:p>
          </table:table-cell>
          <table:table-cell table:formula="of:=IF([.B92]=0;0;(1-([.D92]/[.B92])))" office:value-type="percentage" office:value="0.189967982924226" calcext:value-type="percentage">
            <text:p>19,00%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93]=0;0;(1-([.D93]/[.B93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68" calcext:value-type="float">
            <text:p>368</text:p>
          </table:table-cell>
          <table:table-cell office:value-type="float" office:value="474" calcext:value-type="float">
            <text:p>474</text:p>
          </table:table-cell>
          <table:table-cell office:value-type="float" office:value="368" calcext:value-type="float">
            <text:p>36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formula="of:=IF([.B94]=0;0;(1-([.D94]/[.B94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733" calcext:value-type="float">
            <text:p>2733</text:p>
          </table:table-cell>
          <table:table-cell office:value-type="float" office:value="1246" calcext:value-type="float">
            <text:p>1246</text:p>
          </table:table-cell>
          <table:table-cell office:value-type="float" office:value="951" calcext:value-type="float">
            <text:p>951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95]=0;0;(1-([.D95]/[.B95])))" office:value-type="percentage" office:value="0.652030735455543" calcext:value-type="percentage">
            <text:p>65,20%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75" calcext:value-type="float">
            <text:p>1175</text:p>
          </table:table-cell>
          <table:table-cell office:value-type="float" office:value="1258" calcext:value-type="float">
            <text:p>1258</text:p>
          </table:table-cell>
          <table:table-cell office:value-type="float" office:value="1150" calcext:value-type="float">
            <text:p>1150</text:p>
          </table:table-cell>
          <table:table-cell office:value-type="float" office:value="1258" calcext:value-type="float">
            <text:p>125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B96]=0;0;(1-([.D96]/[.B96])))" office:value-type="percentage" office:value="0.0212765957446809" calcext:value-type="percentage">
            <text:p>2,13%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B97]=0;0;(1-([.D97]/[.B97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73" calcext:value-type="float">
            <text:p>7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B98]=0;0;(1-([.D98]/[.B98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366" calcext:value-type="float">
            <text:p>3366</text:p>
          </table:table-cell>
          <table:table-cell office:value-type="float" office:value="6944" calcext:value-type="float">
            <text:p>6944</text:p>
          </table:table-cell>
          <table:table-cell office:value-type="float" office:value="3366" calcext:value-type="float">
            <text:p>3366</text:p>
          </table:table-cell>
          <table:table-cell office:value-type="float" office:value="6944" calcext:value-type="float">
            <text:p>694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B99]=0;0;(1-([.D99]/[.B99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136" calcext:value-type="float">
            <text:p>5136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IF([.B100]=0;0;(1-([.D100]/[.B100])))"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18" calcext:value-type="float">
            <text:p>1918</text:p>
          </table:table-cell>
          <table:table-cell office:value-type="float" office:value="1938" calcext:value-type="float">
            <text:p>1938</text:p>
          </table:table-cell>
          <table:table-cell office:value-type="float" office:value="1798" calcext:value-type="float">
            <text:p>1798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12" calcext:value-type="float">
            <text:p>1912</text:p>
          </table:table-cell>
          <table:table-cell table:formula="of:=IF([.B101]=0;0;(1-([.D101]/[.B101])))" office:value-type="percentage" office:value="0.0625651720542232" calcext:value-type="percentage">
            <text:p>6,26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1129" calcext:value-type="float">
            <text:p>1129</text:p>
          </table:table-cell>
          <table:table-cell office:value-type="float" office:value="1000" calcext:value-type="float">
            <text:p>1000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02]=0;0;(1-([.D102]/[.B102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26" calcext:value-type="float">
            <text:p>2026</text:p>
          </table:table-cell>
          <table:table-cell office:value-type="float" office:value="3464" calcext:value-type="float">
            <text:p>3464</text:p>
          </table:table-cell>
          <table:table-cell office:value-type="float" office:value="2021" calcext:value-type="float">
            <text:p>2021</text:p>
          </table:table-cell>
          <table:table-cell office:value-type="float" office:value="2031" calcext:value-type="float">
            <text:p>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" calcext:value-type="float">
            <text:p>14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03]=0;0;(1-([.D103]/[.B103])))" office:value-type="percentage" office:value="0.00246791707798621" calcext:value-type="percentage">
            <text:p>0,25%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22" calcext:value-type="float">
            <text:p>1022</text:p>
          </table:table-cell>
          <table:table-cell office:value-type="float" office:value="1964" calcext:value-type="float">
            <text:p>1964</text:p>
          </table:table-cell>
          <table:table-cell office:value-type="float" office:value="784" calcext:value-type="float">
            <text:p>784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37" calcext:value-type="float">
            <text:p>1937</text:p>
          </table:table-cell>
          <table:table-cell table:formula="of:=IF([.B104]=0;0;(1-([.D104]/[.B104])))" office:value-type="percentage" office:value="0.232876712328767" calcext:value-type="percentage">
            <text:p>23,29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94" calcext:value-type="float">
            <text:p>694</text:p>
          </table:table-cell>
          <table:table-cell office:value-type="float" office:value="553" calcext:value-type="float">
            <text:p>553</text:p>
          </table:table-cell>
          <table:table-cell office:value-type="float" office:value="275" calcext:value-type="float">
            <text:p>275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formula="of:=IF([.B105]=0;0;(1-([.D105]/[.B105])))" office:value-type="percentage" office:value="0.603746397694525" calcext:value-type="percentage">
            <text:p>60,37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IF([.B106]=0;0;(1-([.D106]/[.B106])))" office:value-type="percentage" office:value="0.546875" calcext:value-type="percentage">
            <text:p>54,69%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3" calcext:value-type="float">
            <text:p>423</text:p>
          </table:table-cell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formula="of:=IF([.B107]=0;0;(1-([.D107]/[.B107])))" office:value-type="percentage" office:value="0.75886524822695" calcext:value-type="percentage">
            <text:p>75,89%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108]=0;0;(1-([.D108]/[.B108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17" calcext:value-type="float">
            <text:p>1517</text:p>
          </table:table-cell>
          <table:table-cell office:value-type="float" office:value="1527" calcext:value-type="float">
            <text:p>1527</text:p>
          </table:table-cell>
          <table:table-cell office:value-type="float" office:value="1517" calcext:value-type="float">
            <text:p>1517</text:p>
          </table:table-cell>
          <table:table-cell office:value-type="float" office:value="1527" calcext:value-type="float">
            <text:p>152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B109]=0;0;(1-([.D109]/[.B109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124" calcext:value-type="float">
            <text:p>1124</text:p>
          </table:table-cell>
          <table:table-cell office:value-type="float" office:value="1000" calcext:value-type="float">
            <text:p>1000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10]=0;0;(1-([.D110]/[.B110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111]=0;0;(1-([.D111]/[.B111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19" calcext:value-type="float">
            <text:p>21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12]=0;0;(1-([.D112]/[.B112])))" office:value-type="percentage" office:value="0.899543378995434" calcext:value-type="percentage">
            <text:p>89,95%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336" calcext:value-type="float">
            <text:p>336</text:p>
          </table:table-cell>
          <table:table-cell office:value-type="float" office:value="128" calcext:value-type="float">
            <text:p>1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table:formula="of:=IF([.B113]=0;0;(1-([.D113]/[.B113])))" office:value-type="percentage" office:value="0.111111111111111" calcext:value-type="percentage">
            <text:p>11,11%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114]=0;0;(1-([.D114]/[.B114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 office:value-type="float" office:value="283" calcext:value-type="float">
            <text:p>28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B115]=0;0;(1-([.D115]/[.B115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5" calcext:value-type="float">
            <text:p>335</text:p>
          </table:table-cell>
          <table:table-cell office:value-type="float" office:value="1107" calcext:value-type="float">
            <text:p>1107</text:p>
          </table:table-cell>
          <table:table-cell office:value-type="float" office:value="294" calcext:value-type="float">
            <text:p>2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table:formula="of:=IF([.B116]=0;0;(1-([.D116]/[.B116])))" office:value-type="percentage" office:value="0.122388059701493" calcext:value-type="percentage">
            <text:p>12,24%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3" calcext:value-type="float">
            <text:p>203</text:p>
          </table:table-cell>
          <table:table-cell office:value-type="float" office:value="437" calcext:value-type="float">
            <text:p>437</text:p>
          </table:table-cell>
          <table:table-cell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17]=0;0;(1-([.D117]/[.B117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 office:value-type="float" office:value="772" calcext:value-type="float">
            <text:p>77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B118]=0;0;(1-([.D118]/[.B118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119]=0;0;(1-([.D119]/[.B119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120]=0;0;(1-([.D120]/[.B120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75" calcext:value-type="float">
            <text:p>875</text:p>
          </table:table-cell>
          <table:table-cell office:value-type="float" office:value="640" calcext:value-type="float">
            <text:p>640</text:p>
          </table:table-cell>
          <table:table-cell office:value-type="float" office:value="391" calcext:value-type="float">
            <text:p>3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21]=0;0;(1-([.D121]/[.B121])))" office:value-type="percentage" office:value="0.553142857142857" calcext:value-type="percentage">
            <text:p>55,31%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853" calcext:value-type="float">
            <text:p>5853</text:p>
          </table:table-cell>
          <table:table-cell office:value-type="float" office:value="5859" calcext:value-type="float">
            <text:p>5859</text:p>
          </table:table-cell>
          <table:table-cell office:value-type="float" office:value="5832" calcext:value-type="float">
            <text:p>5832</text:p>
          </table:table-cell>
          <table:table-cell office:value-type="float" office:value="5854" calcext:value-type="float">
            <text:p>5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22]=0;0;(1-([.D122]/[.B122])))" office:value-type="percentage" office:value="0.0035879036391594" calcext:value-type="percentage">
            <text:p>0,36%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352" calcext:value-type="float">
            <text:p>352</text:p>
          </table:table-cell>
          <table:table-cell office:value-type="float" office:value="190" calcext:value-type="float">
            <text:p>190</text:p>
          </table:table-cell>
          <table:table-cell office:value-type="float" office:value="147" calcext:value-type="float">
            <text:p>1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IF([.B123]=0;0;(1-([.D123]/[.B123])))" office:value-type="percentage" office:value="0.236947791164659" calcext:value-type="percentage">
            <text:p>23,69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059" calcext:value-type="float">
            <text:p>1059</text:p>
          </table:table-cell>
          <table:table-cell office:value-type="float" office:value="1000" calcext:value-type="float">
            <text:p>1000</text:p>
          </table:table-cell>
          <table:table-cell office:value-type="float" office:value="1003" calcext:value-type="float">
            <text:p>1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24]=0;0;(1-([.D124]/[.B124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89" calcext:value-type="float">
            <text:p>1189</text:p>
          </table:table-cell>
          <table:table-cell office:value-type="float" office:value="4372" calcext:value-type="float">
            <text:p>4372</text:p>
          </table:table-cell>
          <table:table-cell office:value-type="float" office:value="1017" calcext:value-type="float">
            <text:p>1017</text:p>
          </table:table-cell>
          <table:table-cell office:value-type="float" office:value="344" calcext:value-type="float">
            <text:p>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28" calcext:value-type="float">
            <text:p>4028</text:p>
          </table:table-cell>
          <table:table-cell table:formula="of:=IF([.B125]=0;0;(1-([.D125]/[.B125])))" office:value-type="percentage" office:value="0.144659377628259" calcext:value-type="percentage">
            <text:p>14,47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1103" calcext:value-type="float">
            <text:p>1103</text:p>
          </table:table-cell>
          <table:table-cell office:value-type="float" office:value="1000" calcext:value-type="float">
            <text:p>100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F([.B126]=0;0;(1-([.D126]/[.B126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27]=0;0;(1-([.D127]/[.B127])))" office:value-type="percentage" office:value="0.0610687022900763" calcext:value-type="percentage">
            <text:p>6,11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128]=0;0;(1-([.D128]/[.B128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IF([.B129]=0;0;(1-([.D129]/[.B129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959" calcext:value-type="float">
            <text:p>959</text:p>
          </table:table-cell>
          <table:table-cell table:number-columns-repeated="2" office:value-type="float" office:value="896" calcext:value-type="float">
            <text:p>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IF([.B130]=0;0;(1-([.D130]/[.B130]))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69" calcext:value-type="float">
            <text:p>2569</text:p>
          </table:table-cell>
          <table:table-cell office:value-type="float" office:value="2285" calcext:value-type="float">
            <text:p>2285</text:p>
          </table:table-cell>
          <table:table-cell office:value-type="float" office:value="2121" calcext:value-type="float">
            <text:p>2121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15" calcext:value-type="float">
            <text:p>2115</text:p>
          </table:table-cell>
          <table:table-cell table:formula="of:=IF([.B131]=0;0;(1-([.D131]/[.B131])))" office:value-type="percentage" office:value="0.174386920980926" calcext:value-type="percentage">
            <text:p>17,44%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7" calcext:value-type="float">
            <text:p>377</text:p>
          </table:table-cell>
          <table:table-cell office:value-type="float" office:value="580" calcext:value-type="float">
            <text:p>580</text:p>
          </table:table-cell>
          <table:table-cell office:value-type="float" office:value="377" calcext:value-type="float">
            <text:p>3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table:formula="of:=IF([.B132]=0;0;(1-([.D132]/[.B132])))" office:value-type="percentage" office:value="0" calcext:value-type="percentage">
            <text:p>0,00%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formula="of:=SUM([.A2:.A132])" office:value-type="float" office:value="18732" calcext:value-type="float">
            <text:p>18732</text:p>
          </table:table-cell>
          <table:table-cell table:formula="of:=SUM([.B2:.B132])" office:value-type="float" office:value="119352" calcext:value-type="float">
            <text:p>119352</text:p>
          </table:table-cell>
          <table:table-cell table:formula="of:=SUM([.C2:.C132])" office:value-type="float" office:value="129537" calcext:value-type="float">
            <text:p>129537</text:p>
          </table:table-cell>
          <table:table-cell table:formula="of:=SUM([.D2:.D132])" office:value-type="float" office:value="83209" calcext:value-type="float">
            <text:p>83209</text:p>
          </table:table-cell>
          <table:table-cell table:formula="of:=SUM([.E2:.E132])" office:value-type="float" office:value="63395" calcext:value-type="float">
            <text:p>63395</text:p>
          </table:table-cell>
          <table:table-cell table:formula="of:=SUM([.F2:.F132])" office:value-type="float" office:value="121" calcext:value-type="float">
            <text:p>121</text:p>
          </table:table-cell>
          <table:table-cell table:formula="of:=SUM([.G2:.G132])" office:value-type="float" office:value="449" calcext:value-type="float">
            <text:p>449</text:p>
          </table:table-cell>
          <table:table-cell table:formula="of:=SUM([.H2:.H132])" office:value-type="float" office:value="10173" calcext:value-type="float">
            <text:p>10173</text:p>
          </table:table-cell>
          <table:table-cell table:formula="of:=SUM([.I2:.I132])" office:value-type="float" office:value="25" calcext:value-type="float">
            <text:p>25</text:p>
          </table:table-cell>
          <table:table-cell table:formula="of:=SUM([.J2:.J132])" office:value-type="float" office:value="55374" calcext:value-type="float">
            <text:p>55374</text:p>
          </table:table-cell>
          <table:table-cell table:formula="of:=IF([.B135]=0;0;(1-([.D135]/[.B135])))" office:value-type="percentage" office:value="0.302826932100007" calcext:value-type="percentage">
            <text:p>30,2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4T13:47:28.587064268</dc:date>
    <meta:editing-duration>PT9M7S</meta:editing-duration>
    <meta:editing-cycles>4</meta:editing-cycles>
    <meta:generator>LibreOffice/5.1.6.2$Linux_X86_64 LibreOffice_project/10m0$Build-2</meta:generator>
    <meta:document-statistic meta:table-count="1" meta:cell-count="1463" meta:object-count="0"/>
  </office:meta>
</office:document-meta>
</file>